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6771in" style:page-number="auto" table:align="left"/>
    </style:style>
    <style:style style:name="Table1.A" style:family="table-column">
      <style:table-column-properties style:column-width="6.6771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625in" fo:margin-left="0in" fo:margin-right="-0.0354in" fo:margin-top="0in" fo:margin-bottom="0in" table:align="margins"/>
    </style:style>
    <style:style style:name="Table2.A" style:family="table-column">
      <style:table-column-properties style:column-width="4.8236in" style:rel-column-width="48169*"/>
    </style:style>
    <style:style style:name="Table2.B" style:family="table-column">
      <style:table-column-properties style:column-width="0.3938in" style:rel-column-width="3932*"/>
    </style:style>
    <style:style style:name="Table2.C" style:family="table-column">
      <style:table-column-properties style:column-width="1.3451in" style:rel-column-width="13434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729in" fo:margin-left="0in" fo:margin-right="-0.0458in" fo:margin-top="0in" fo:margin-bottom="0in" table:align="margins"/>
    </style:style>
    <style:style style:name="Table3.A" style:family="table-column">
      <style:table-column-properties style:column-width="0.9813in" style:rel-column-width="9783*"/>
    </style:style>
    <style:style style:name="Table3.B" style:family="table-column">
      <style:table-column-properties style:column-width="0.0986in" style:rel-column-width="983*"/>
    </style:style>
    <style:style style:name="Table3.C" style:family="table-column">
      <style:table-column-properties style:column-width="2.3625in" style:rel-column-width="23555*"/>
    </style:style>
    <style:style style:name="Table3.D" style:family="table-column">
      <style:table-column-properties style:column-width="0.5681in" style:rel-column-width="5663*"/>
    </style:style>
    <style:style style:name="Table3.E" style:family="table-column">
      <style:table-column-properties style:column-width="2.5625in" style:rel-column-width="25551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069in" fo:padding-right="0.0069in" fo:padding-top="0in" fo:padding-bottom="0in" fo:border="none"/>
    </style:style>
    <style:style style:name="Table4" style:family="table">
      <style:table-properties style:width="5.6771in" fo:margin-left="0.8826in" fo:margin-right="-0.0326in" fo:margin-top="0in" fo:margin-bottom="0in" table:align="margins"/>
    </style:style>
    <style:style style:name="Table4.A" style:family="table-column">
      <style:table-column-properties style:column-width="5.6771in" style:rel-column-width="65535*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225in" fo:margin-left="0in" table:align="left"/>
    </style:style>
    <style:style style:name="Table5.A" style:family="table-column">
      <style:table-column-properties style:column-width="0.2799in"/>
    </style:style>
    <style:style style:name="Table5.B" style:family="table-column">
      <style:table-column-properties style:column-width="4.9451in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2.5201in" fo:margin-left="3.7375in" table:align="left"/>
    </style:style>
    <style:style style:name="Table6.A" style:family="table-column">
      <style:table-column-properties style:column-width="2.5201in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2.5201in" fo:margin-left="3.7375in" table:align="left"/>
    </style:style>
    <style:style style:name="Table7.A" style:family="table-column">
      <style:table-column-properties style:column-width="2.5201in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none" fo:border-bottom="0.0069in solid #000000"/>
    </style:style>
    <style:style style:name="Table7.A2" style:family="table-cell">
      <style:table-cell-properties fo:padding-left="0.075in" fo:padding-right="0.075in" fo:padding-top="0in" fo:padding-bottom="0in" fo:border-left="none" fo:border-right="none" fo:border-top="0.0069in solid #000000" fo:border-bottom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in" fo:margin-bottom="0in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in" fo:margin-bottom="0in" fo:line-height="100%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idsus-15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9"/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2"/>Sehubungan dengan penyidikan perkara tindak pidana korupsi {isi1}, berdasarkan Surat Perintah Penyidikan {isi2} Nomor: {isi3} tanggal {isi4}, dengan posisi kasus sebagai berikut: {isi5}.</text:p>
                  <text:p text:style-name="P5"/>
                  <text:p text:style-name="P5"><text:s text:c="5"/>Berdasarkan Undang-Undang Nomor: {isi6} Tahun {isi7} Pasal {isi8} dalam rangka {isi9} diperlukan ijin dari {isi10}. Untuk memenuhi kebutuhan dimaksud mohon kiranya diteruskan permohonan ijin melakukan tindakan {isi9} atas nama {isi11} jabatan {isi12} karena {isi13}.</text:p>
                  <text:p text:style-name="P5"/>
                  <text:p text:style-name="P5"><text:s text:c="5"/>Guna melengkapi permohonan perijinan, kami sertakan:</text:p>
                  <table:table table:name="Table5" table:style-name="Table5">
                    <table:table-column table:style-name="Table5.A"/>
                    <table:table-column table:style-name="Table5.B"/>
                    <table:table-row>
                      <table:table-cell table:style-name="Table5.A1" office:value-type="string">
                        <text:p text:style-name="P5">1.</text:p>
                      </table:table-cell>
                      <table:table-cell table:style-name="Table5.A1" office:value-type="string">
                        <text:p text:style-name="P5">Surat Perintah Penyidikan;</text:p>
                      </table:table-cell>
                    </table:table-row>
                    <table:table-row>
                      <table:table-cell table:style-name="Table5.A1" office:value-type="string">
                        <text:p text:style-name="P5">2.</text:p>
                      </table:table-cell>
                      <table:table-cell table:style-name="Table5.A1" office:value-type="string">
                        <text:p text:style-name="P5">Laporan pelanggaran perkara;</text:p>
                      </table:table-cell>
                    </table:table-row>
                  </table:table>
                  <text:p text:style-name="P5"><text:s text:c="5"/>Demikian untuk menjadi maklum dan mohon petunjuk. <text:s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6">{nama_ttd}</text:p>
                </table:table-cell>
              </table:table-row>
              <table:table-row>
                <table:table-cell table:style-name="Table7.A2" office:value-type="string"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27:00Z</meta:creation-date>
    <dc:date>2016-05-20T14:54:04.17</dc:date>
    <meta:editing-cycles>11</meta:editing-cycles>
    <meta:editing-duration>PT33M45S</meta:editing-duration>
    <meta:document-statistic meta:table-count="7" meta:image-count="0" meta:object-count="0" meta:page-count="1" meta:paragraph-count="33" meta:word-count="116" meta:character-count="936"/>
    <dc:creator>danar wido</dc:creator>
    <meta:template xlink:type="simple" xlink:actuate="onRequest" xlink:title="" xlink:href="Normal.dotm"/>
  </office:meta>
</office:document-meta>
</file>